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9aa6" officeooo:paragraph-rsid="002d5640"/>
    </style:style>
    <style:style style:name="P2" style:family="paragraph" style:parent-style-name="Text_20_body">
      <style:text-properties fo:font-weight="bold" officeooo:rsid="00169aa6" officeooo:paragraph-rsid="002d5640" style:font-weight-asian="bold" style:font-weight-complex="bold"/>
    </style:style>
    <style:style style:name="P3" style:family="paragraph" style:parent-style-name="Text_20_body">
      <style:text-properties officeooo:rsid="0018120b" officeooo:paragraph-rsid="0018120b"/>
    </style:style>
    <style:style style:name="P4" style:family="paragraph" style:parent-style-name="Text_20_body">
      <style:text-properties officeooo:rsid="0019e883" officeooo:paragraph-rsid="0019e883"/>
    </style:style>
    <style:style style:name="P5" style:family="paragraph" style:parent-style-name="Text_20_body">
      <style:text-properties officeooo:rsid="0019e883" officeooo:paragraph-rsid="001abd6d"/>
    </style:style>
    <style:style style:name="P6" style:family="paragraph" style:parent-style-name="Text_20_body">
      <style:text-properties officeooo:rsid="001abd6d" officeooo:paragraph-rsid="001abd6d"/>
    </style:style>
    <style:style style:name="P7" style:family="paragraph" style:parent-style-name="Text_20_body">
      <style:text-properties officeooo:rsid="001abd6d" officeooo:paragraph-rsid="0019e883"/>
    </style:style>
    <style:style style:name="P8" style:family="paragraph" style:parent-style-name="Text_20_body">
      <style:text-properties officeooo:rsid="001d4fca" officeooo:paragraph-rsid="001d4fca"/>
    </style:style>
    <style:style style:name="P9" style:family="paragraph" style:parent-style-name="Text_20_body">
      <style:text-properties officeooo:rsid="001ff7f4" officeooo:paragraph-rsid="001ff7f4"/>
    </style:style>
    <style:style style:name="P10" style:family="paragraph" style:parent-style-name="Text_20_body">
      <style:text-properties officeooo:rsid="001ff7f4" officeooo:paragraph-rsid="00347d56"/>
    </style:style>
    <style:style style:name="P11" style:family="paragraph" style:parent-style-name="Text_20_body">
      <style:text-properties fo:font-style="italic" officeooo:rsid="001ff7f4" officeooo:paragraph-rsid="001ff7f4" style:font-style-asian="italic" style:font-style-complex="italic"/>
    </style:style>
    <style:style style:name="P12" style:family="paragraph" style:parent-style-name="Text_20_body">
      <style:text-properties fo:font-style="italic" officeooo:rsid="001abd6d" officeooo:paragraph-rsid="001abd6d" style:font-style-asian="italic" style:font-style-complex="italic"/>
    </style:style>
    <style:style style:name="P13" style:family="paragraph" style:parent-style-name="Text_20_body">
      <style:text-properties officeooo:rsid="002e9b40" officeooo:paragraph-rsid="002e9b40"/>
    </style:style>
    <style:style style:name="P14" style:family="paragraph" style:parent-style-name="Text_20_body">
      <style:text-properties officeooo:rsid="003768bb" officeooo:paragraph-rsid="003768bb"/>
    </style:style>
    <style:style style:name="P15" style:family="paragraph" style:parent-style-name="Text_20_body">
      <style:text-properties officeooo:rsid="003768bb" officeooo:paragraph-rsid="0038c1f0"/>
    </style:style>
    <style:style style:name="P16" style:family="paragraph" style:parent-style-name="Text_20_body">
      <style:text-properties officeooo:rsid="0038c1f0" officeooo:paragraph-rsid="0038c1f0"/>
    </style:style>
    <style:style style:name="P17" style:family="paragraph" style:parent-style-name="Text_20_body">
      <style:text-properties officeooo:rsid="0038c1f0" officeooo:paragraph-rsid="003a2477"/>
    </style:style>
    <style:style style:name="P18" style:family="paragraph" style:parent-style-name="Text_20_body">
      <style:text-properties officeooo:rsid="003a2477" officeooo:paragraph-rsid="003a2477"/>
    </style:style>
    <style:style style:name="P19" style:family="paragraph" style:parent-style-name="Text_20_body">
      <style:text-properties officeooo:rsid="0032fa97" officeooo:paragraph-rsid="003656c3"/>
    </style:style>
    <style:style style:name="P20" style:family="paragraph" style:parent-style-name="Text_20_body">
      <style:text-properties officeooo:rsid="0032fa97" officeooo:paragraph-rsid="003a2477"/>
    </style:style>
    <style:style style:name="P21" style:family="paragraph" style:parent-style-name="Text_20_body">
      <style:text-properties officeooo:rsid="0032fa97" officeooo:paragraph-rsid="0032fa97"/>
    </style:style>
    <style:style style:name="P22" style:family="paragraph" style:parent-style-name="Text_20_body">
      <style:text-properties officeooo:rsid="003768bb" officeooo:paragraph-rsid="003768bb"/>
    </style:style>
    <style:style style:name="P23" style:family="paragraph" style:parent-style-name="Text_20_body">
      <style:text-properties officeooo:rsid="003768bb" officeooo:paragraph-rsid="0038c1f0"/>
    </style:style>
    <style:style style:name="P24" style:family="paragraph" style:parent-style-name="Text_20_body">
      <style:text-properties officeooo:rsid="0019e883" officeooo:paragraph-rsid="0019e883"/>
    </style:style>
    <style:style style:name="P25" style:family="paragraph" style:parent-style-name="Text_20_body">
      <style:text-properties officeooo:rsid="0019e883" officeooo:paragraph-rsid="004576e6"/>
    </style:style>
    <style:style style:name="P26" style:family="paragraph" style:parent-style-name="Text_20_body">
      <style:text-properties officeooo:rsid="003c1f4b" officeooo:paragraph-rsid="003c1f4b"/>
    </style:style>
    <style:style style:name="P27" style:family="paragraph" style:parent-style-name="Text_20_body">
      <style:text-properties officeooo:rsid="003c1f4b" officeooo:paragraph-rsid="004576e6"/>
    </style:style>
    <style:style style:name="P28" style:family="paragraph" style:parent-style-name="Text_20_body">
      <style:text-properties officeooo:rsid="003f8eb5" officeooo:paragraph-rsid="003f8eb5"/>
    </style:style>
    <style:style style:name="P29" style:family="paragraph" style:parent-style-name="Text_20_body">
      <style:text-properties officeooo:rsid="003f8eb5" officeooo:paragraph-rsid="004576e6"/>
    </style:style>
    <style:style style:name="P30" style:family="paragraph" style:parent-style-name="Text_20_body">
      <style:text-properties officeooo:rsid="0040c34a" officeooo:paragraph-rsid="0043bae7"/>
    </style:style>
    <style:style style:name="P31" style:family="paragraph" style:parent-style-name="Text_20_body">
      <style:text-properties officeooo:rsid="0043bae7" officeooo:paragraph-rsid="0043bae7"/>
    </style:style>
    <style:style style:name="P32" style:family="paragraph" style:parent-style-name="Text_20_body" style:list-style-name="">
      <style:text-properties officeooo:rsid="001ff7f4" officeooo:paragraph-rsid="004576e6"/>
    </style:style>
    <style:style style:name="P33" style:family="paragraph" style:parent-style-name="Text_20_body">
      <style:text-properties officeooo:rsid="001ff7f4" officeooo:paragraph-rsid="004576e6"/>
    </style:style>
    <style:style style:name="P34" style:family="paragraph" style:parent-style-name="Text_20_body">
      <style:text-properties officeooo:rsid="0018120b" officeooo:paragraph-rsid="004576e6"/>
    </style:style>
    <style:style style:name="P35" style:family="paragraph" style:parent-style-name="Text_20_body">
      <style:text-properties officeooo:rsid="001abd6d" officeooo:paragraph-rsid="004576e6"/>
    </style:style>
    <style:style style:name="P36" style:family="paragraph" style:parent-style-name="Text_20_body">
      <style:text-properties fo:font-style="italic" officeooo:rsid="001ff7f4" officeooo:paragraph-rsid="004576e6" style:font-style-asian="italic" style:font-style-complex="italic"/>
    </style:style>
    <style:style style:name="P37" style:family="paragraph" style:parent-style-name="Text_20_body">
      <style:text-properties fo:font-style="italic" officeooo:rsid="001abd6d" officeooo:paragraph-rsid="004576e6" style:font-style-asian="italic" style:font-style-complex="italic"/>
    </style:style>
    <style:style style:name="P38" style:family="paragraph" style:parent-style-name="Text_20_body">
      <style:text-properties officeooo:paragraph-rsid="004576e6"/>
    </style:style>
    <style:style style:name="P39" style:family="paragraph" style:parent-style-name="Text_20_body">
      <style:text-properties officeooo:rsid="0046b642" officeooo:paragraph-rsid="0046b642"/>
    </style:style>
    <style:style style:name="P40" style:family="paragraph" style:parent-style-name="Text_20_body">
      <style:text-properties officeooo:rsid="0046c302" officeooo:paragraph-rsid="0046c302"/>
    </style:style>
    <style:style style:name="P41" style:family="paragraph" style:parent-style-name="Heading_20_1">
      <style:paragraph-properties fo:break-before="page"/>
      <style:text-properties officeooo:rsid="00169aa6" officeooo:paragraph-rsid="002d5640"/>
    </style:style>
    <style:style style:name="P42" style:family="paragraph" style:parent-style-name="Heading_20_1">
      <style:paragraph-properties fo:break-before="page"/>
      <style:text-properties officeooo:paragraph-rsid="004576e6"/>
    </style:style>
    <style:style style:name="P43" style:family="paragraph" style:parent-style-name="Heading_20_2">
      <style:text-properties officeooo:rsid="004576e6" officeooo:paragraph-rsid="004576e6"/>
    </style:style>
    <style:style style:name="T1" style:family="text">
      <style:text-properties officeooo:rsid="0018120b"/>
    </style:style>
    <style:style style:name="T2" style:family="text">
      <style:text-properties officeooo:rsid="001abd6d"/>
    </style:style>
    <style:style style:name="T3" style:family="text">
      <style:text-properties officeooo:rsid="001bc152"/>
    </style:style>
    <style:style style:name="T4" style:family="text">
      <style:text-properties officeooo:rsid="001d4fc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53d0c"/>
    </style:style>
    <style:style style:name="T7" style:family="text">
      <style:text-properties officeooo:rsid="00273660"/>
    </style:style>
    <style:style style:name="T8" style:family="text">
      <style:text-properties officeooo:rsid="00276699"/>
    </style:style>
    <style:style style:name="T9" style:family="text">
      <style:text-properties officeooo:rsid="002acaf2"/>
    </style:style>
    <style:style style:name="T10" style:family="text">
      <style:text-properties officeooo:rsid="0030c450"/>
    </style:style>
    <style:style style:name="T11" style:family="text">
      <style:text-properties officeooo:rsid="0032118b"/>
    </style:style>
    <style:style style:name="T12" style:family="text">
      <style:text-properties officeooo:rsid="001ff7f4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ff7f4" style:font-size-asian="12pt" style:font-size-complex="12pt"/>
    </style:style>
    <style:style style:name="T15" style:family="text">
      <style:text-properties style:font-name="Liberation Serif" fo:font-size="12pt" officeooo:rsid="001d4fca" style:font-size-asian="12pt" style:font-size-complex="12pt"/>
    </style:style>
    <style:style style:name="T16" style:family="text">
      <style:text-properties officeooo:rsid="003495bc"/>
    </style:style>
    <style:style style:name="T17" style:family="text">
      <style:text-properties officeooo:rsid="0038c1f0"/>
    </style:style>
    <style:style style:name="T18" style:family="text">
      <style:text-properties officeooo:rsid="003dbb41"/>
    </style:style>
    <style:style style:name="T19" style:family="text">
      <style:text-properties officeooo:rsid="0040c34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424464" style:font-style-asian="italic" style:font-style-complex="italic"/>
    </style:style>
    <style:style style:name="T22" style:family="text">
      <style:text-properties officeooo:rsid="00424464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24464" style:font-style-asian="normal" style:font-style-complex="normal"/>
    </style:style>
    <style:style style:name="T25" style:family="text">
      <style:text-properties fo:font-style="normal" officeooo:rsid="0043bae7" style:font-style-asian="normal" style:font-style-complex="normal"/>
    </style:style>
    <style:style style:name="T26" style:family="text">
      <style:text-properties officeooo:rsid="0043b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ntrée !!</text:p>
      <text:h text:style-name="Heading_20_1" text:outline-level="1">Plan de la présentation </text:h>
      <text:p text:style-name="P8">Orienter sur ArtiScales ?! Y faire figurer également l’analyse de variabilité ?! <text:span text:style-name="T9">Bien présenter les objectifs que notre modèle sert à répondre et ensuite présenter ceux auxquels il pourrait répondre. </text:span></text:p>
      <text:h text:style-name="Heading_20_1" text:outline-level="1">Introduction </text:h>
      <text:h text:style-name="Heading_20_2" text:outline-level="2">Contexte : </text:h>
      <text:p text:style-name="P13">Slide 1 : Étalement résidentiel pas bien</text:p>
      <text:p text:style-name="P13">Slide 2 : Documents d’aménagement pour lutter contre <text:span text:style-name="T11">ce phénomène </text:span></text:p>
      <text:p text:style-name="P21">Slide <text:span text:style-name="T16">3-7</text:span> : présentation de ces documents <text:span text:style-name="T26">(SCoT – PLH – PLU et le types de contraintes</text:span></text:p>
      <text:h text:style-name="Heading_20_2" text:outline-level="2">Enjeux :</text:h>
      <text:p text:style-name="P19">Slide 8: <text:span text:style-name="T19">Les règlements d’aménagement</text:span> peuvent <text:span text:style-name="T19">avoir des effets</text:span> contradictoire (petit exemple?!)</text:p>
      <text:p text:style-name="P30">Slide : Les régions urbaines sont des espaces <text:span text:style-name="T20">complexes</text:span><text:span text:style-name="T21"> </text:span><text:span text:style-name="T24">donc l’anticipation demande beaucoup de technos : </text:span><text:span text:style-name="T25">modélisation pour représenter le développement résidentiel.</text:span></text:p>
      <text:p text:style-name="P31"><text:span text:style-name="T25">P</text:span><text:span text:style-name="T23">révoir des politiques urbaines adaptés grâce à la simulation</text:span></text:p>
      <text:h text:style-name="Heading_20_2" text:outline-level="2">Objectifs de la thèse : </text:h>
      <text:p text:style-name="P15">Création d’une plateforme pour <text:span text:style-name="T17">simuler le développement résidentiel, afin de simuler des évolutions du </text:span></text:p>
      <text:p text:style-name="P15"><text:tab/><text:span text:style-name="T22">simuler un développement </text:span><text:span text:style-name="T21">réaliste </text:span><text:span text:style-name="T24">(redéfinir réaliste)</text:span></text:p>
      <text:p text:style-name="P15"><text:tab/>tester <text:span text:style-name="T17">l</text:span>es <text:span text:style-name="T17">effets des </text:span>documents <text:span text:style-name="T22">sur le développement résidentiel</text:span></text:p>
      <text:p text:style-name="P15"><text:tab/></text:p>
      <text:p text:style-name="P15"><text:tab/></text:p>
      <text:h text:style-name="Heading_20_2" text:outline-level="2">Verrous : <text:s/></text:h>
      <text:p text:style-name="P14"><text:span text:style-name="T17">Plutôt</text:span> que de créer un nouveau modèle, couplage de plusieurs modèles pré-existants <text:span text:style-name="T19">(nécessairement ouverts) : présentation rapide d’ArtiScales</text:span></text:p>
      <text:p text:style-name="P14">Étude de la variabilité de ces modèles <text:span text:style-name="T26">pour que leurs utilisation soit efficace</text:span></text:p>
      <text:p text:style-name="P14"/>
      <text:h text:style-name="Heading_20_2" text:outline-level="2">Plan de la présentation :</text:h>
      <text:p text:style-name="P18">Présentation de MUP-City</text:p>
      <text:p text:style-name="P18"><text:soft-page-break/><text:tab/>Variabilité importante : <text:span text:style-name="T19">présentation d’un scénario avec différentes variantes</text:span></text:p>
      <text:p text:style-name="P18">Présentation du Parcel Manager</text:p>
      <text:p text:style-name="P18">Présentation de SimPLU3D</text:p>
      <text:p text:style-name="P18">Présentation des résultats de l’expérimentation d’ArtiScales sur Besançon <text:span text:style-name="T22">avec le scénario de MUP-City présenté précédemment et ses variantes</text:span></text:p>
      <text:p text:style-name="P16"/>
      <text:p text:style-name="P20">Slide 9 :Utilisation de modèles de simulation : = &gt; explication sur ces modèles</text:p>
      <text:p text:style-name="P17"><text:s/></text:p>
      <text:h text:style-name="P43" text:outline-level="2">Corps suivant ce dernier plan</text:h>
      <text:p text:style-name="P38"/>
      <text:p text:style-name="P39">Conclusion</text:p>
      <text:p text:style-name="P39"/>
      <text:p text:style-name="P39">Discussiuon sur MUP-City et son utilisation relative à nos objectifs</text:p>
      <text:p text:style-name="P13"/>
      <text:p text:style-name="P40">Points de JT </text:p>
      <text:h text:style-name="P42" text:outline-level="1">Analyse et réponse concernant les rapports </text:h>
      <text:p text:style-name="P38"/>
      <text:p text:style-name="P34">Questions à <text:span text:style-name="T8">répondre</text:span> pendant la soutenance :</text:p>
      <text:p text:style-name="P35">Grosse question sur l’orientation et les objectifs du modèle : Pourquoi la plateforme ne pourrait elle pas répondre à tous les objectifs que CGJ énumère ?! </text:p>
      <text:p text:style-name="P34"/>
      <text:p text:style-name="P25">a revoir sur le manuscrit :</text:p>
      <text:p text:style-name="P25">redites et fautes d’orthographe <text:span text:style-name="T3">(nik ta mer la nikée)</text:span></text:p>
      <text:p text:style-name="P25">Synthétisé les resultats du chap2 (pour l’article?) : <text:span text:style-name="T2">Mini conclusion sur les limites d’utilisation du modèle MUP-City (x2 demandé, par Julien aussi, a faire figurer dans l’exposé obligé): à faire pour l’article de toutes façons, donc mettre dans la présentation ?!</text:span></text:p>
      <text:p text:style-name="P25">renforcer le positionnement par rapport à UrbanSimul <text:span text:style-name="T3">= le rapporteur m’a donc pris pour un myto. Rechercher d’autre doc et trouver pourquoi moi c’est mieux. </text:span></text:p>
      <text:p text:style-name="P27">L’échelle n’est pas celle de la région mais directement celle de la commune. Pas de répartition générale sur les différentes communes de la zone d’étude <text:span text:style-name="T18">selon des scénarios précis comme c’est possible de le faire avec MUP-City. Pas d’ouverture du code. Pas de </text:span></text:p>
      <text:p text:style-name="P29">Pas de doc sur les technos employées </text:p>
      <text:p text:style-name="P25"/>
      <text:p text:style-name="P33">Pistes : </text:p>
      <text:p text:style-name="P36"><text:span text:style-name="T10">R</text:span>éflexion sur les facteurs d’incertitude dans le domaine du développement territorial (mécanismes de rétention foncière, logiques de marché, dynamiques politiques etc.)</text:p>
      <text:p text:style-name="P36">traitements complémentaires prévus</text:p>
      <text:p text:style-name="P37"/>
      <text:p text:style-name="P25">Ref et notions à checker : <text:s/>Porta, Arentze et Gheniaux.</text:p>
      <text:p text:style-name="P35">Josselin sur la robustesse </text:p>
      <text:p text:style-name="P35">é<text:span text:style-name="T4">volution des trames parcellaire déjà beaucoup étudiée depuis les années 90 ? rechecker ça boi et trouver en quoi. </text:span></text:p>
      <text:p text:style-name="P33">(revoir les régressions logistiques)</text:p>
      <text:p text:style-name="P38"><text:span text:style-name="T12"><text:s/>ROC entre différents scénarios, </text:span><text:span text:style-name="T14">: </text:span><text:span text:style-name="T13">Receiver Operating Characteristic ». Cette méthode statistique p</text:span><text:span text:style-name="T15">ermet d‟évaluer la précision d‟une règle de décision binaire, de comparer plusieurs indicateurs et d‟optimiser leurs seuils de décisions (Swets, 1988; Makowski and Monod, 2011). </text:span></text:p>
      <text:p text:style-name="P33"><text:s/>distinguant les near-miss des far-miss par l’analyse sur base de <text:span text:style-name="T5">logique floue </text:span>ou à travers une méthode multi-échelle telle que proposée par Ponthius),</text:p>
      <text:h text:style-name="P32" text:outline-level="1"/>
      <text:h text:style-name="P41" text:outline-level="1">Email d’invitation </text:h>
      <text:p text:style-name="P1">Bonjour à tous !</text:p>
      <text:p text:style-name="P1">Je suis très heureux de vous annoncer que je suis autorisé à soutenir ma thèse le Vendredi 27 septembre à 14 heures dans les locaux de l’IGN à Saint Mandé. Ceci étant une soutenance publique, je serais heureux de vous voir présent ! Normalement, l’exposé sera compréhensible pour tout un chacun, peut être un peu long, mais si ça vous <text:span text:style-name="T6">ennuie</text:span> trop et que vous n’avez plus de batterie sur vos ordinateurs de poche, je ne me formaliserais <text:span text:style-name="T6">pas </text:span>si vous sortez pour fumer vos pipes. Le titre de la soutenance est le suivant : </text:p>
      <text:p text:style-name="P2">SIMULATION DE FORMES RÉALISTES DE DÉVELOPPEMENT RÉSIDENTIEL, DE L’ÉCHELLE DU BÂTIMENT À CELLE DE L’ENSEMBLE D’UNE RÉGION URBAINE</text:p>
      <text:p text:style-name="P1">Il sera suivi d’un <text:span text:style-name="T6">apéritif</text:span>, <text:span text:style-name="T7">certainement</text:span> dans la même salle, puis <text:span text:style-name="T7">le</text:span> weekend permettant à tout le monde de veiller un peu, nous pourrons continuer la fête dans un bar. </text:p>
      <text:p text:style-name="P1">Merci de me prévenir de votre venue ou non et à quels parties de l’aprem <text:span text:style-name="T1">vous prendrez part </text:span>afin que je puisse <text:span text:style-name="T6">dimensionner</text:span> le pot et prévoir le bar d’après. </text:p>
      <text:p text:style-name="P1">Puis si vous ne pouvez pas vous déplacer mais que vous êtes quand même intéressé par mon travail, je pourrais vous envoyer la présentation (mais pas le pot..!). </text:p>
      <text:p text:style-name="P1">À bientôt</text:p>
      <text:p text:style-name="P1">Maxime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3:09:46.177407777</meta:creation-date>
    <dc:date>2019-09-05T09:36:12.766235226</dc:date>
    <meta:editing-duration>PT4H22M3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4" meta:paragraph-count="60" meta:word-count="761" meta:character-count="4885" meta:non-whitespace-character-count="4145"/>
  </office:meta>
</office:document-meta>
</file>